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06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13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39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05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13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7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5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8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27cm" svg:y="0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06cm" svg:height="0.3cm" svg:x="5.733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13cm" svg:height="0.3cm" svg:x="8.467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39cm" svg:height="0.3cm" svg:x="14.981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5cm" svg:height="0.3cm" svg:x="3.828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5cm" svg:height="0.3cm" svg:x="2.885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10.395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9.442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12.22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11.268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7cm" svg:height="0.3cm" svg:x="17.839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5cm" svg:height="0.3cm" svg:x="16.863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38cm" svg:height="0.3cm" svg:x="14.09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7cm" svg:height="0.3cm" svg:x="15.946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22:23:15.597817783</dc:date>
    <meta:editing-duration>PT1H24M17S</meta:editing-duration>
    <meta:editing-cycles>20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5.258cm" svg:y="0cm" style:legend-expansion="custom" chartooo:width="15.742cm" chartooo:height="0.863cm" style:legend-expansion-aspect-ratio="18.2410196987254" chart:style-name="ch2"/>
        <chart:plot-area chart:style-name="ch3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5.30872502851794">
                <text:p>5.30872502851794</text:p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1.16996694843371">
                <text:p>1.16996694843371</text:p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(IPC=3.5)</text:p>
              </table:table-cell>
              <table:table-cell office:value-type="float" office:value="4.29377870075169">
                <text:p>4.29377870075169</text:p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74533123893572">
                <text:p>0.174533123893572</text:p>
              </table:table-cell>
              <table:table-cell office:value-type="float" office:value="0.674919338908264">
                <text:p>0.674919338908264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61387660964828">
                <text:p>2.61387660964828</text:p>
              </table:table-cell>
              <table:table-cell office:value-type="float" office:value="3.59390125847048">
                <text:p>3.59390125847048</text:p>
              </table:table-cell>
              <table:table-cell office:value-type="float" office:value="4.68384074941453">
                <text:p>4.68384074941453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72616537831">
                <text:p>1.0072616537831</text:p>
              </table:table-cell>
              <table:table-cell office:value-type="float" office:value="-0.146315263089658">
                <text:p>-0.146315263089658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4.70849291750258">
                <text:p>4.70849291750258</text:p>
              </table:table-cell>
              <table:table-cell office:value-type="float" office:value="-0.0502167248123575">
                <text:p>-0.0502167248123575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0.398877234451167">
                <text:p>0.398877234451167</text:p>
              </table:table-cell>
              <table:table-cell office:value-type="float" office:value="NaN">
                <text:p>NaN</text:p>
              </table:table-cell>
              <table:table-cell office:value-type="float" office:value="1.35680652961043">
                <text:p>1.35680652961043</text:p>
              </table:table-cell>
            </table:table-row>
            <table:table-row>
              <table:table-cell office:value-type="string">
                <text:p>SWITCH(ISR=10)</text:p>
              </table:table-cell>
              <table:table-cell office:value-type="float" office:value="3.86381584720231">
                <text:p>3.86381584720231</text:p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29653177749522">
                <text:p>0.129653177749522</text:p>
              </table:table-cell>
              <table:table-cell office:value-type="float" office:value="0.648581023243555">
                <text:p>0.648581023243555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44474341725928">
                <text:p>2.44474341725928</text:p>
              </table:table-cell>
              <table:table-cell office:value-type="float" office:value="4.17775895450145">
                <text:p>4.17775895450145</text:p>
              </table:table-cell>
              <table:table-cell office:value-type="float" office:value="4.66711274673802">
                <text:p>4.66711274673802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2027537024023">
                <text:p>1.02027537024023</text:p>
              </table:table-cell>
              <table:table-cell office:value-type="float" office:value="-0.0889004130165016">
                <text:p>-0.0889004130165016</text:p>
              </table:table-cell>
              <table:table-cell office:value-type="float" office:value="1.1897365805169">
                <text:p>1.1897365805169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422877682630274">
                <text:p>-0.0422877682630274</text:p>
              </table:table-cell>
              <table:table-cell office:value-type="float" office:value="-0.0796196455788323">
                <text:p>-0.0796196455788323</text:p>
              </table:table-cell>
              <table:table-cell office:value-type="float" office:value="0.822376520411694">
                <text:p>0.822376520411694</text:p>
              </table:table-cell>
              <table:table-cell office:value-type="float" office:value="NaN">
                <text:p>NaN</text:p>
              </table:table-cell>
              <table:table-cell office:value-type="float" office:value="1.36952245572912">
                <text:p>1.36952245572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